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Gotham SSm A" svg:font-family="'Gotham SSm A', 'Gotham Ssm B', Verdana, Geneva, sans-serif"/>
    <style:font-face style:name="Helvetica Neue" svg:font-family="'Helvetica Neue', Helvetica, Verdana, Arial, sans-serif"/>
    <style:font-face style:name="Lato" svg:font-family="Lato, Helvetica, sans-serif"/>
    <style:font-face style:name="Linux Libertine" svg:font-family="'Linux Libertine', Georgia, Times, serif"/>
    <style:font-face style:name="Lohit Devanagari1" svg:font-family="'Lohit Devanagari'"/>
    <style:font-face style:name="arial" svg:font-family="arial, sans-serif"/>
    <style:font-face style:name="inherit" svg:font-family="inherit"/>
    <style:font-face style:name="inter-regular" svg:font-family="inter-regular, system-ui, apple-system, BlinkMacSystemFont, 'Segoe UI', Roboto, 'Helvetica Neue', Helvetica, 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30e5" officeooo:paragraph-rsid="001930e5"/>
    </style:style>
    <style:style style:name="P2" style:family="paragraph" style:parent-style-name="Standard">
      <style:text-properties officeooo:rsid="001930e5" officeooo:paragraph-rsid="001ce840"/>
    </style:style>
    <style:style style:name="P3" style:family="paragraph" style:parent-style-name="Standard">
      <style:text-properties officeooo:rsid="001d99be" officeooo:paragraph-rsid="001d99be"/>
    </style:style>
    <style:style style:name="P4" style:family="paragraph" style:parent-style-name="Standard">
      <style:text-properties fo:font-variant="normal" fo:text-transform="none" fo:color="#333333" fo:letter-spacing="normal" officeooo:rsid="001d99be" officeooo:paragraph-rsid="001f7ae1" style:font-name-asian="Gotham SSm A" style:font-size-asian="11.25pt" style:font-style-asian="normal" style:font-weight-asian="normal"/>
    </style:style>
    <style:style style:name="P5" style:family="paragraph" style:parent-style-name="Standard">
      <style:text-properties fo:font-variant="normal" fo:text-transform="none" fo:color="#333333" fo:letter-spacing="normal" officeooo:rsid="001d99be" officeooo:paragraph-rsid="00244a83" style:font-name-asian="Gotham SSm A" style:font-size-asian="11.25pt" style:font-style-asian="normal" style:font-weight-asian="normal"/>
    </style:style>
    <style:style style:name="P6" style:family="paragraph" style:parent-style-name="Standard">
      <style:paragraph-properties style:line-height-at-least="0.2291in"/>
      <style:text-properties fo:color="#d4d4d4" style:font-name="Droid Sans Mono" fo:font-size="12pt" fo:font-weight="normal" fo:background-color="#1e1e1e"/>
    </style:style>
    <style:style style:name="P7" style:family="paragraph" style:parent-style-name="Standard">
      <style:paragraph-properties style:line-height-at-least="0.2291in"/>
      <style:text-properties fo:color="#6a9955" style:font-name="Droid Sans Mono" fo:font-size="12pt" fo:font-weight="normal" fo:background-color="#1e1e1e"/>
    </style:style>
    <style:style style:name="P8" style:family="paragraph" style:parent-style-name="Standard">
      <style:paragraph-properties style:line-height-at-least="0.2291in"/>
    </style:style>
    <style:style style:name="P9"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style>
    <style:style style:name="P10"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officeooo:paragraph-rsid="002638f2"/>
    </style:style>
    <style:style style:name="P11"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officeooo:paragraph-rsid="0026411a"/>
    </style:style>
    <style:style style:name="P12"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officeooo:paragraph-rsid="002e4b41"/>
    </style:style>
    <style:style style:name="P13"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officeooo:paragraph-rsid="0052c10b"/>
    </style:style>
    <style:style style:name="P14"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333333" style:font-name-asian="Gotham SSm A" style:font-style-asian="normal" style:font-weight-asian="normal"/>
    </style:style>
    <style:style style:name="P15"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333333" style:font-name="inter-regular" fo:font-size="12pt" fo:letter-spacing="normal" fo:font-style="normal" fo:font-weight="normal" officeooo:rsid="002e4b41" officeooo:paragraph-rsid="002e4b41"/>
    </style:style>
    <style:style style:name="P16"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333333" fo:letter-spacing="normal" officeooo:paragraph-rsid="00205a61" style:font-name-asian="Gotham SSm A" style:font-size-asian="12pt" style:font-style-asian="normal" style:font-weight-asian="normal" loext:padding="0in" loext:border="none"/>
    </style:style>
    <style:style style:name="P17"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333333" fo:letter-spacing="normal" officeooo:rsid="001d99be" style:font-name-asian="Gotham SSm A" style:font-size-asian="11.25pt" style:font-style-asian="normal" style:font-weight-asian="normal"/>
    </style:style>
    <style:style style:name="P18"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333333" fo:letter-spacing="normal" officeooo:rsid="001d99be" officeooo:paragraph-rsid="0026411a" style:font-name-asian="Gotham SSm A" style:font-size-asian="11.25pt" style:font-style-asian="normal" style:font-weight-asian="normal"/>
    </style:style>
    <style:style style:name="P19"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fo:letter-spacing="normal" officeooo:rsid="001d99be" officeooo:paragraph-rsid="0026411a" style:font-name-asian="arial" style:font-size-asian="10.5pt" style:font-style-asian="normal" style:font-weight-asian="normal"/>
    </style:style>
    <style:style style:name="P20"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fo:letter-spacing="normal" officeooo:paragraph-rsid="00331143"/>
    </style:style>
    <style:style style:name="P21"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1d99be" officeooo:paragraph-rsid="0026411a" style:font-name-asian="arial" style:font-size-asian="10.5pt" style:font-style-asian="normal" style:font-weight-asian="normal"/>
    </style:style>
    <style:style style:name="P22"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1d99be" officeooo:paragraph-rsid="002bede3" style:font-name-asian="arial" style:font-size-asian="10.5pt" style:font-style-asian="normal" style:font-weight-asian="normal"/>
    </style:style>
    <style:style style:name="P23"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1d99be" officeooo:paragraph-rsid="002e4b41" style:font-name-asian="arial" style:font-size-asian="10.5pt" style:font-style-asian="normal" style:font-weight-asian="normal"/>
    </style:style>
    <style:style style:name="P24"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1d99be" officeooo:paragraph-rsid="0034ab79" style:font-name-asian="arial" style:font-size-asian="10.5pt" style:font-style-asian="normal" style:font-weight-asian="normal"/>
    </style:style>
    <style:style style:name="P25"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1d99be" officeooo:paragraph-rsid="0038470e" style:font-name-asian="arial" style:font-size-asian="10.5pt" style:font-style-asian="normal" style:font-weight-asian="normal"/>
    </style:style>
    <style:style style:name="P26"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1d99be" officeooo:paragraph-rsid="0050d9c6" style:font-name-asian="arial" style:font-size-asian="10.5pt" style:font-style-asian="normal" style:font-weight-asian="normal"/>
    </style:style>
    <style:style style:name="P27"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2ebb08" officeooo:paragraph-rsid="002e4b41" style:font-name-asian="arial" style:font-size-asian="10.5pt" style:font-style-asian="normal" style:font-weight-asian="normal"/>
    </style:style>
    <style:style style:name="P28"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311683" officeooo:paragraph-rsid="00311683" style:font-name-asian="arial" style:font-size-asian="10.5pt" style:font-style-asian="normal" style:font-weight-asian="normal"/>
    </style:style>
    <style:style style:name="P29"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311683" officeooo:paragraph-rsid="00331143" style:font-name-asian="arial" style:font-size-asian="10.5pt" style:font-style-asian="normal" style:font-weight-asian="normal"/>
    </style:style>
    <style:style style:name="P30"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3411c2" officeooo:paragraph-rsid="003411c2" style:font-name-asian="arial" style:font-size-asian="10.5pt" style:font-style-asian="normal" style:font-weight-asian="normal"/>
    </style:style>
    <style:style style:name="P31"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3411c2" officeooo:paragraph-rsid="003411c2" style:font-name-asian="arial" style:font-size-asian="10.5pt" style:font-style-asian="normal" style:font-weight-asian="normal" style:font-weight-complex="normal"/>
    </style:style>
    <style:style style:name="P32"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460312" officeooo:paragraph-rsid="00460312" style:font-name-asian="arial" style:font-size-asian="10.5pt" style:font-style-asian="normal" style:font-weight-asian="normal" style:font-weight-complex="normal"/>
    </style:style>
    <style:style style:name="P33"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460312" officeooo:paragraph-rsid="0048e343" style:font-name-asian="arial" style:font-size-asian="10.5pt" style:font-style-asian="normal" style:font-weight-asian="normal" style:font-weight-complex="normal"/>
    </style:style>
    <style:style style:name="P34"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6d2971" officeooo:paragraph-rsid="006ee05b" style:font-name-asian="arial" style:font-size-asian="10.5pt" style:font-style-asian="normal" style:font-weight-asian="normal" style:font-weight-complex="normal"/>
    </style:style>
    <style:style style:name="P35"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6fd8f2" officeooo:paragraph-rsid="006fd8f2" style:font-name-asian="arial" style:font-size-asian="10.5pt" style:font-style-asian="normal" style:font-weight-asian="normal" style:font-weight-complex="normal"/>
    </style:style>
    <style:style style:name="P36"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3a7b14" officeooo:paragraph-rsid="003a7b14" style:font-name-asian="arial" style:font-size-asian="10.5pt" style:font-style-asian="normal" style:font-weight-asian="normal"/>
    </style:style>
    <style:style style:name="P37"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3c2860" officeooo:paragraph-rsid="003c2860" style:font-name-asian="arial" style:font-size-asian="10.5pt" style:font-style-asian="normal" style:font-weight-asian="normal"/>
    </style:style>
    <style:style style:name="P38"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52c10b" officeooo:paragraph-rsid="0052c10b" style:font-name-asian="arial" style:font-size-asian="10.5pt" style:font-style-asian="normal" style:font-weight-asian="normal"/>
    </style:style>
    <style:style style:name="P39"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5737e4" officeooo:paragraph-rsid="005737e4" style:font-name-asian="arial" style:font-size-asian="10.5pt" style:font-style-asian="normal" style:font-weight-asian="normal"/>
    </style:style>
    <style:style style:name="P40"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5f3269" officeooo:paragraph-rsid="005f3269" style:font-name-asian="arial" style:font-size-asian="10.5pt" style:font-style-asian="normal" style:font-weight-asian="normal"/>
    </style:style>
    <style:style style:name="P41"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60ce72" officeooo:paragraph-rsid="0060ce72" style:font-name-asian="arial" style:font-size-asian="10.5pt" style:font-style-asian="normal" style:font-weight-asian="normal"/>
    </style:style>
    <style:style style:name="P42"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611646" officeooo:paragraph-rsid="00611646" style:font-name-asian="arial" style:font-size-asian="10.5pt" style:font-style-asian="normal" style:font-weight-asian="normal"/>
    </style:style>
    <style:style style:name="P43"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62babd" officeooo:paragraph-rsid="0062babd" style:font-name-asian="arial" style:font-size-asian="10.5pt" style:font-style-asian="normal" style:font-weight-asian="normal"/>
    </style:style>
    <style:style style:name="P44"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645612" officeooo:paragraph-rsid="00645612" style:font-name-asian="arial" style:font-size-asian="10.5pt" style:font-style-asian="normal" style:font-weight-asian="normal"/>
    </style:style>
    <style:style style:name="P45"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6707b6" officeooo:paragraph-rsid="006707b6" style:font-name-asian="arial" style:font-size-asian="10.5pt" style:font-style-asian="normal" style:font-weight-asian="normal"/>
    </style:style>
    <style:style style:name="P46"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688ca3" officeooo:paragraph-rsid="00688ca3" style:font-name-asian="arial" style:font-size-asian="10.5pt" style:font-style-asian="normal" style:font-weight-asian="normal"/>
    </style:style>
    <style:style style:name="P47"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6a4254" officeooo:paragraph-rsid="006a4254" style:font-name-asian="arial" style:font-size-asian="10.5pt" style:font-style-asian="normal" style:font-weight-asian="normal"/>
    </style:style>
    <style:style style:name="P48"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6a4254" officeooo:paragraph-rsid="00714b1a" style:font-name-asian="arial" style:font-size-asian="10.5pt" style:font-style-asian="normal" style:font-weight-asian="normal"/>
    </style:style>
    <style:style style:name="P49"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6d2971" officeooo:paragraph-rsid="006d2971" style:font-name-asian="arial" style:font-size-asian="10.5pt" style:font-style-asian="normal" style:font-weight-asian="normal"/>
    </style:style>
    <style:style style:name="P50"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bold" officeooo:rsid="003411c2" officeooo:paragraph-rsid="003411c2" style:font-name-asian="arial" style:font-size-asian="10.5pt" style:font-style-asian="normal" style:font-weight-asian="bold" style:font-weight-complex="bold"/>
    </style:style>
    <style:style style:name="P51"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bold" officeooo:rsid="006d2971" officeooo:paragraph-rsid="006d2971" style:font-name-asian="arial" style:font-size-asian="10.5pt" style:font-style-asian="normal" style:font-weight-asian="bold" style:font-weight-complex="bold"/>
    </style:style>
    <style:style style:name="P52"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202122" style:font-name="inter-regular" fo:font-size="12pt" fo:letter-spacing="normal" fo:font-style="normal" fo:font-weight="normal" officeooo:rsid="003c2860" officeooo:paragraph-rsid="003c2860" style:font-name-asian="sans-serif" style:font-size-asian="11.25pt" style:font-style-asian="normal" style:font-weight-asian="normal"/>
    </style:style>
    <style:style style:name="P53"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202122" style:font-name="inter-regular" fo:font-size="12pt" fo:letter-spacing="normal" fo:font-style="normal" fo:font-weight="normal" officeooo:rsid="0040c959" officeooo:paragraph-rsid="0040c959" style:font-name-asian="sans-serif" style:font-size-asian="11.25pt" style:font-style-asian="normal" style:font-weight-asian="normal"/>
    </style:style>
    <style:style style:name="P54"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202122" style:font-name="sans-serif" fo:font-size="10.5pt" fo:letter-spacing="normal" fo:font-style="normal" fo:font-weight="normal" officeooo:rsid="006a4254" officeooo:paragraph-rsid="006a4254" style:font-name-asian="arial" style:font-size-asian="10.5pt" style:font-style-asian="normal" style:font-weight-asian="normal"/>
    </style:style>
    <style:style style:name="P5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ato" fo:font-size="13.5pt" fo:letter-spacing="normal" fo:font-style="normal" fo:font-weight="normal"/>
    </style:style>
    <style:style style:name="P56"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000000" style:font-name="Lato" fo:font-size="13.5pt" fo:letter-spacing="normal" fo:font-style="normal" fo:font-weight="normal" officeooo:rsid="003a7b14" officeooo:paragraph-rsid="003a7b14" style:font-name-asian="arial" style:font-size-asian="10.5pt" style:font-style-asian="normal" style:font-weight-asian="normal"/>
    </style:style>
    <style:style style:name="P57" style:family="paragraph" style:parent-style-name="Heading_20_1">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000000" style:font-name="inter-regular" fo:font-size="12pt" fo:letter-spacing="normal" fo:font-style="normal" fo:font-weight="bold" officeooo:rsid="003c2860" officeooo:paragraph-rsid="003c2860" style:font-name-asian="Linux Libertine" style:font-size-asian="10.5pt" style:rfc-language-tag-asian="zh-Hant" style:language-asian="zh" style:script-asian="Hant" style:font-style-asian="normal" style:font-weight-asian="bold" style:font-weight-complex="bold"/>
    </style:style>
    <style:style style:name="P58" style:family="paragraph" style:parent-style-name="Heading_20_1">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202122" style:font-name="inter-regular" fo:font-size="12pt" fo:letter-spacing="normal" fo:font-style="normal" fo:font-weight="bold" officeooo:rsid="003c2860" officeooo:paragraph-rsid="003c2860" style:font-name-asian="sans-serif" style:font-size-asian="11.25pt" style:rfc-language-tag-asian="zh-Hant" style:language-asian="zh" style:script-asian="Hant" style:font-style-asian="normal" style:font-weight-asian="bold" style:font-weight-complex="bold"/>
    </style:style>
    <style:style style:name="P59" style:family="paragraph" style:parent-style-name="Heading_20_4">
      <style:paragraph-properties fo:margin-left="0in" fo:margin-right="0in" fo:margin-top="0in" fo:margin-bottom="0in" loext:contextual-spacing="false" fo:line-height="162%" fo:orphans="2" fo:widows="2" fo:text-indent="0in" style:auto-text-indent="false" fo:padding="0in" fo:border="none"/>
      <style:text-properties fo:text-transform="uppercase" fo:color="#000000" style:font-name="Lato" fo:font-size="12pt" fo:letter-spacing="normal" fo:font-style="normal" fo:font-weight="normal" officeooo:rsid="00460312" officeooo:paragraph-rsid="00460312" style:font-name-asian="Linux Libertine" style:font-size-asian="10.5pt" style:rfc-language-tag-asian="zh-Hant" style:language-asian="zh" style:script-asian="Hant" style:font-style-asian="normal" style:font-weight-asian="normal" style:font-weight-complex="normal"/>
    </style:style>
    <style:style style:name="P60" style:family="paragraph" style:parent-style-name="Standard">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d4d4d4" style:font-name="Droid Sans Mono" fo:font-size="12pt" fo:letter-spacing="normal" fo:font-style="normal" fo:font-weight="normal" officeooo:rsid="0062babd" officeooo:paragraph-rsid="0062babd" fo:background-color="#1e1e1e" style:font-name-asian="arial" style:font-size-asian="10.5pt" style:font-style-asian="normal" style:font-weight-asian="normal"/>
    </style:style>
    <style:style style:name="P61" style:family="paragraph" style:parent-style-name="Text_20_body">
      <style:paragraph-properties fo:margin-left="0in" fo:margin-right="0in" fo:orphans="2" fo:widows="2" fo:text-indent="0in" style:auto-text-indent="false"/>
    </style:style>
    <style:style style:name="P62" style:family="paragraph" style:parent-style-name="Text_20_body">
      <style:paragraph-properties fo:margin-left="0in" fo:margin-right="0in" fo:orphans="2" fo:widows="2" fo:text-indent="0in" style:auto-text-indent="false"/>
      <style:text-properties fo:font-variant="normal" fo:text-transform="none" fo:color="#202122" style:font-name="sans-serif" fo:font-size="10.5pt" fo:letter-spacing="normal" fo:font-style="normal" fo:font-weight="normal"/>
    </style:style>
    <style:style style:name="P63" style:family="paragraph" style:parent-style-name="Heading_20_2">
      <style:text-properties fo:font-variant="normal" fo:text-transform="none" fo:color="#333333" fo:letter-spacing="normal" officeooo:rsid="001d99be" officeooo:paragraph-rsid="001f7ae1" style:font-name-asian="Gotham SSm A" style:font-size-asian="11.25pt" style:font-style-asian="normal" style:font-weight-asian="normal"/>
    </style:style>
    <style:style style:name="P64" style:family="paragraph" style:parent-style-name="Heading_20_2">
      <style:text-properties fo:font-variant="normal" fo:text-transform="none" fo:color="#333333" fo:letter-spacing="normal" officeooo:rsid="001d99be" officeooo:paragraph-rsid="00244a83" style:font-name-asian="Gotham SSm A" style:font-size-asian="11.25pt" style:font-style-asian="normal" style:font-weight-asian="normal"/>
    </style:style>
    <style:style style:name="P65" style:family="paragraph" style:parent-style-name="Heading_20_1">
      <style:text-properties fo:font-variant="normal" fo:text-transform="none" fo:color="#333333" fo:font-size="12pt" fo:letter-spacing="normal" fo:font-weight="normal" officeooo:rsid="00205a61" officeooo:paragraph-rsid="00205a61" style:font-name-asian="Gotham SSm A" style:font-size-asian="12pt" style:font-style-asian="normal" style:font-weight-asian="normal" style:font-size-complex="12pt" style:font-weight-complex="normal"/>
    </style:style>
    <style:style style:name="P66" style:family="paragraph" style:parent-style-name="Heading_20_1">
      <style:text-properties fo:font-variant="normal" fo:text-transform="none" fo:color="#333333" fo:letter-spacing="normal" officeooo:rsid="001d99be" officeooo:paragraph-rsid="001f7ae1" style:font-name-asian="Gotham SSm A" style:font-size-asian="11.25pt" style:font-style-asian="normal" style:font-weight-asian="normal"/>
    </style:style>
    <style:style style:name="P67" style:family="paragraph" style:parent-style-name="Preformatted_20_Text">
      <style:paragraph-properties fo:orphans="2" fo:widows="2"/>
      <style:text-properties fo:font-variant="normal" fo:text-transform="none" fo:color="#000000" fo:letter-spacing="normal" style:font-style-asian="normal" style:font-weight-asian="normal"/>
    </style:style>
    <style:style style:name="P68" style:family="paragraph" style:parent-style-name="Preformatted_20_Text">
      <style:paragraph-properties fo:orphans="2" fo:widows="2"/>
      <style:text-properties fo:font-variant="normal" fo:text-transform="none" fo:color="#000000" fo:letter-spacing="normal"/>
    </style:style>
    <style:style style:name="P69"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70" style:family="paragraph" style:parent-style-name="Preformatted_20_Text">
      <style:paragraph-properties fo:margin-top="0in" fo:margin-bottom="0.1965in" loext:contextual-spacing="false" fo:orphans="2" fo:widows="2"/>
      <style:text-properties fo:font-variant="normal" fo:text-transform="none" fo:color="#000000" fo:letter-spacing="normal" officeooo:paragraph-rsid="00311683" style:font-style-asian="normal" style:font-weight-asian="normal"/>
    </style:style>
    <style:style style:name="P71" style:family="paragraph" style:parent-style-name="Preformatted_20_Text">
      <style:paragraph-properties fo:margin-top="0in" fo:margin-bottom="0.1965in" loext:contextual-spacing="false" fo:orphans="2" fo:widows="2"/>
      <style:text-properties fo:font-variant="normal" fo:text-transform="none" fo:color="#000000" fo:letter-spacing="normal" officeooo:paragraph-rsid="00329bb6" style:font-style-asian="normal" style:font-weight-asian="normal"/>
    </style:style>
    <style:style style:name="P72" style:family="paragraph" style:parent-style-name="Standard">
      <style:text-properties officeooo:rsid="001930e5" officeooo:paragraph-rsid="001930e5"/>
    </style:style>
    <style:style style:name="P73" style:family="paragraph" style:parent-style-name="Text_20_body" style:list-style-name="L1">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333333" fo:letter-spacing="normal" style:font-name-asian="Gotham SSm A" style:font-size-asian="12pt" style:font-style-asian="normal" style:font-weight-asian="normal"/>
    </style:style>
    <style:style style:name="P74"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inherit" fo:font-size="13.5pt" fo:letter-spacing="normal" fo:font-style="normal" fo:font-weight="normal"/>
    </style:style>
    <style:style style:name="P75"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202122" fo:letter-spacing="normal"/>
    </style:style>
    <style:style style:name="P76" style:family="paragraph" style:parent-style-name="Text_20_body">
      <style:paragraph-properties fo:margin-left="0in" fo:margin-right="0in" fo:margin-top="0in" fo:margin-bottom="0in" loext:contextual-spacing="false" fo:line-height="162%" fo:orphans="2" fo:widows="2" fo:text-indent="0in" style:auto-text-indent="false" fo:padding="0in" fo:border="none"/>
      <style:text-properties fo:font-variant="normal" fo:text-transform="none" fo:color="#4d5156" style:font-name="inter-regular" fo:font-size="12pt" fo:letter-spacing="normal" fo:font-style="normal" fo:font-weight="normal" officeooo:rsid="006ee05b" officeooo:paragraph-rsid="006ee05b" style:font-name-asian="arial" style:font-size-asian="10.5pt" style:font-style-asian="normal" style:font-weight-asian="normal" style:font-weight-complex="normal"/>
    </style:style>
    <style:style style:name="P77"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78" style:family="paragraph" style:parent-style-name="Text_20_body" style:list-style-name="L4">
      <style:paragraph-properties fo:margin-top="0in" fo:margin-bottom="0in" loext:contextual-spacing="false" fo:orphans="2" fo:widows="2" fo:padding="0in" fo:border="none"/>
    </style:style>
    <style:style style:name="P79" style:family="paragraph" style:parent-style-name="Text_20_body" style:list-style-name="L4">
      <style:paragraph-properties fo:margin-top="0in" fo:margin-bottom="0in" loext:contextual-spacing="false" fo:orphans="2" fo:widows="2" fo:padding="0in" fo:border="none"/>
      <style:text-properties fo:font-variant="normal" fo:text-transform="none" fo:color="#202122" fo:letter-spacing="normal" style:font-name-asian="sans-serif" style:font-size-asian="11.25pt" style:font-style-asian="normal" style:font-weight-asian="normal"/>
    </style:style>
    <style:style style:name="T1" style:family="text">
      <style:text-properties officeooo:rsid="0019654c"/>
    </style:style>
    <style:style style:name="T2" style:family="text">
      <style:text-properties fo:font-variant="normal" fo:text-transform="none" fo:color="#00a9d7" style:text-line-through-style="none" style:text-line-through-type="none" style:font-name="Gotham SSm A" fo:font-size="11.25pt" fo:letter-spacing="normal" fo:font-style="normal" style:text-underline-style="none" fo:font-weight="normal" style:text-blinking="false" fo:background-color="#fefefe" loext:char-shading-value="0"/>
    </style:style>
    <style:style style:name="T3" style:family="text">
      <style:text-properties fo:font-variant="normal" fo:text-transform="none" fo:color="#00a9d7" style:text-line-through-style="none" style:text-line-through-type="none" fo:letter-spacing="normal" style:text-underline-style="none" style:text-blinking="false" fo:background-color="#fefefe" loext:char-shading-value="0" style:font-name-asian="Gotham SSm A" style:font-size-asian="11.25pt" style:font-style-asian="normal" style:font-weight-asian="normal"/>
    </style:style>
    <style:style style:name="T4" style:family="text">
      <style:text-properties fo:font-variant="normal" fo:text-transform="none" fo:color="#00a9d7" style:text-line-through-style="none" style:text-line-through-type="none" style:text-underline-style="none" style:text-blinking="false" fo:background-color="transparent" loext:char-shading-value="0" style:font-name-asian="Gotham SSm A" style:font-style-asian="normal" style:font-weight-asian="normal"/>
    </style:style>
    <style:style style:name="T5" style:family="text">
      <style:text-properties fo:font-variant="normal" fo:text-transform="none" fo:color="#333333" fo:letter-spacing="normal"/>
    </style:style>
    <style:style style:name="T6" style:family="text">
      <style:text-properties fo:font-variant="normal" fo:text-transform="none" fo:color="#333333" fo:letter-spacing="normal" style:font-name-asian="Gotham SSm A" style:font-size-asian="11.25pt" style:font-style-asian="normal" style:font-weight-asian="normal"/>
    </style:style>
    <style:style style:name="T7" style:family="text">
      <style:text-properties fo:font-variant="normal" fo:text-transform="none" fo:color="#333333" fo:letter-spacing="normal" officeooo:rsid="001d99be" style:font-name-asian="Gotham SSm A" style:font-size-asian="11.25pt" style:font-style-asian="normal" style:font-weight-asian="normal"/>
    </style:style>
    <style:style style:name="T8" style:family="text">
      <style:text-properties fo:font-variant="normal" fo:text-transform="none" fo:color="#333333" fo:letter-spacing="normal" style:font-name-asian="Gotham SSm A" style:font-size-asian="12pt" style:font-style-asian="normal" style:font-weight-asian="bold" loext:padding="0in" loext:border="none"/>
    </style:style>
    <style:style style:name="T9" style:family="text">
      <style:text-properties fo:font-variant="normal" fo:text-transform="none" fo:color="#333333" fo:letter-spacing="normal" style:font-name-asian="Gotham SSm A" style:font-size-asian="12pt" style:font-style-asian="normal" style:font-weight-asian="normal" loext:padding="0in" loext:border="none"/>
    </style:style>
    <style:style style:name="T10" style:family="text">
      <style:text-properties fo:font-variant="normal" fo:text-transform="none" fo:color="#333333" style:font-name="Gotham SSm A" fo:font-size="11.25pt" fo:letter-spacing="normal" fo:font-style="normal" fo:font-weight="normal"/>
    </style:style>
    <style:style style:name="T11" style:family="text">
      <style:text-properties fo:font-variant="normal" fo:text-transform="none" fo:color="#333333" style:font-name-asian="Gotham SSm A" style:font-style-asian="normal" style:font-weight-asian="normal"/>
    </style:style>
    <style:style style:name="T12" style:family="text">
      <style:text-properties fo:font-variant="normal" fo:text-transform="none" fo:color="#000000" fo:letter-spacing="normal" officeooo:rsid="001d99be" style:font-name-asian="Helvetica Neue" style:font-size-asian="10.5pt" style:font-style-asian="normal" style:font-weight-asian="normal"/>
    </style:style>
    <style:style style:name="T13" style:family="text">
      <style:text-properties fo:font-variant="normal" fo:text-transform="none" fo:color="#000000" fo:letter-spacing="normal" officeooo:rsid="001d99be" style:font-name-asian="Helvetica Neue" style:font-size-asian="10.5pt" style:font-style-asian="normal" style:font-weight-asian="normal" loext:padding="0in" loext:border="none"/>
    </style:style>
    <style:style style:name="T14" style:family="text">
      <style:text-properties fo:font-variant="normal" fo:text-transform="none" fo:color="#000000" style:font-name="Helvetica Neue" fo:font-size="10.5pt" fo:letter-spacing="normal" fo:font-style="normal" fo:font-weight="normal" officeooo:rsid="001d99be" style:font-name-asian="Gotham SSm A" style:font-size-asian="11.25pt" style:font-style-asian="normal" style:font-weight-asian="normal"/>
    </style:style>
    <style:style style:name="T15" style:family="text">
      <style:text-properties fo:font-variant="normal" fo:text-transform="none" fo:color="#000000" style:font-name="Helvetica Neue" fo:font-size="10.5pt" fo:letter-spacing="normal" fo:font-style="normal" fo:font-weight="normal" officeooo:rsid="001d99be" style:font-name-asian="Gotham SSm A" style:font-size-asian="11.25pt" style:font-style-asian="normal" loext:padding="0in" loext:border="none"/>
    </style:style>
    <style:style style:name="T16" style:family="text">
      <style:text-properties fo:font-variant="normal" fo:text-transform="none" fo:color="#000000" style:font-name="inherit" fo:font-size="13.5pt" fo:letter-spacing="normal" fo:font-style="normal" fo:font-weight="bold" loext:padding="0in" loext:border="none"/>
    </style:style>
    <style:style style:name="T17" style:family="text">
      <style:text-properties fo:font-variant="normal" fo:text-transform="none" fo:color="#000000" style:font-name="inherit" fo:font-size="13.5pt" fo:letter-spacing="normal" fo:font-style="normal" fo:font-weight="normal"/>
    </style:style>
    <style:style style:name="T18" style:family="text">
      <style:text-properties fo:font-variant="normal" fo:text-transform="none" fo:color="#4d5156" fo:letter-spacing="normal" officeooo:rsid="001d99be" style:font-name-asian="arial" style:font-size-asian="10.5pt" style:font-style-asian="normal" style:font-weight-asian="normal"/>
    </style:style>
    <style:style style:name="T19" style:family="text">
      <style:text-properties fo:font-variant="normal" fo:text-transform="none" fo:color="#4d5156" style:font-name="inter-regular" fo:font-size="12pt" fo:letter-spacing="normal" fo:font-style="normal" fo:font-weight="normal" officeooo:rsid="001d99be" style:font-name-asian="arial" style:font-size-asian="10.5pt" style:font-style-asian="normal" style:font-weight-asian="normal"/>
    </style:style>
    <style:style style:name="T20" style:family="text">
      <style:text-properties fo:font-variant="normal" fo:text-transform="none" fo:color="#4d5156" style:font-name="inter-regular" fo:font-size="12pt" fo:letter-spacing="normal" fo:font-style="normal" fo:font-weight="normal" officeooo:rsid="0052c10b" style:font-name-asian="arial" style:font-size-asian="10.5pt" style:font-style-asian="normal" style:font-weight-asian="normal"/>
    </style:style>
    <style:style style:name="T21" style:family="text">
      <style:text-properties fo:font-variant="normal" fo:text-transform="none" fo:color="#ea4335" fo:letter-spacing="normal" officeooo:rsid="001d99be" style:font-name-asian="arial" style:font-size-asian="10.5pt" style:font-style-asian="normal" style:font-weight-asian="normal"/>
    </style:style>
    <style:style style:name="T22" style:family="text">
      <style:text-properties fo:font-variant="normal" fo:text-transform="none" fo:color="#202122" fo:letter-spacing="normal" style:font-name-asian="sans-serif" style:font-size-asian="11.25pt" style:font-style-asian="normal" style:font-weight-asian="normal"/>
    </style:style>
    <style:style style:name="T23" style:family="text">
      <style:text-properties fo:font-variant="normal" fo:text-transform="none" fo:color="#202122" style:font-name="sans-serif" fo:font-size="11.25pt" fo:letter-spacing="normal" fo:font-style="normal" fo:font-weight="normal"/>
    </style:style>
    <style:style style:name="T24" style:family="text">
      <style:text-properties fo:font-variant="normal" fo:text-transform="none" fo:color="#0645ad" style:text-line-through-style="none" style:text-line-through-type="none" fo:letter-spacing="normal" style:text-underline-style="none" style:text-blinking="false" style:font-name-asian="sans-serif" style:font-size-asian="11.25pt" style:font-style-asian="normal" style:font-weight-asian="normal"/>
    </style:style>
    <style:style style:name="T25" style:family="text">
      <style:text-properties fo:color="#4d5156" officeooo:rsid="001d99be" style:font-name-asian="arial" style:font-size-asian="10.5pt" style:font-style-asian="normal" style:font-weight-asian="normal"/>
    </style:style>
    <style:style style:name="T26" style:family="text">
      <style:text-properties fo:color="#4d5156" officeooo:rsid="002ebb08" style:font-name-asian="arial" style:font-size-asian="10.5pt" style:font-style-asian="normal" style:font-weight-asian="normal"/>
    </style:style>
    <style:style style:name="T27" style:family="text">
      <style:text-properties fo:font-style="normal" fo:font-weight="normal"/>
    </style:style>
    <style:style style:name="T28" style:family="text">
      <style:text-properties style:font-style-asian="normal" style:font-weight-asian="normal"/>
    </style:style>
    <style:style style:name="T29" style:family="text">
      <style:text-properties fo:color="#000000" style:font-style-asian="normal" style:font-weight-asian="normal"/>
    </style:style>
    <style:style style:name="T30" style:family="text">
      <style:text-properties fo:color="#000000" fo:font-style="normal" fo:font-weight="normal"/>
    </style:style>
    <style:style style:name="T31" style:family="text">
      <style:text-properties fo:color="#000000" style:font-name-asian="Linux Libertine" style:rfc-language-tag-asian="zh-Hant" style:language-asian="zh" style:script-asian="Hant"/>
    </style:style>
    <style:style style:name="T32" style:family="text">
      <style:text-properties fo:color="#000000" officeooo:rsid="00473ea0" style:font-name-asian="Linux Libertine" style:rfc-language-tag-asian="zh-Hant" style:language-asian="zh" style:script-asian="Hant"/>
    </style:style>
    <style:style style:name="T33" style:family="text">
      <style:text-properties fo:color="#000000" officeooo:rsid="004861b4" style:font-name-asian="Linux Libertine" style:rfc-language-tag-asian="zh-Hant" style:language-asian="zh" style:script-asian="Hant"/>
    </style:style>
    <style:style style:name="T34" style:family="text">
      <style:text-properties fo:color="#000000" officeooo:rsid="0048e343" style:font-name-asian="Linux Libertine" style:rfc-language-tag-asian="zh-Hant" style:language-asian="zh" style:script-asian="Hant"/>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color="#ea4335" style:font-name="arial" fo:font-size="10.5pt" fo:font-style="normal"/>
    </style:style>
    <style:style style:name="T38" style:family="text">
      <style:text-properties style:font-name="arial" fo:font-size="10.5pt"/>
    </style:style>
    <style:style style:name="T39" style:family="text">
      <style:text-properties fo:color="#202122" style:font-name-asian="sans-serif" style:font-size-asian="11.25pt"/>
    </style:style>
    <style:style style:name="T40" style:family="text">
      <style:text-properties fo:color="#202122" style:font-name-asian="sans-serif" style:font-size-asian="11.25pt" style:font-weight-asian="bold"/>
    </style:style>
    <style:style style:name="T41" style:family="text">
      <style:text-properties fo:color="#202122" style:font-name="sans-serif" fo:font-size="11.25pt"/>
    </style:style>
    <style:style style:name="T42" style:family="text">
      <style:text-properties fo:color="#202122" style:font-name="sans-serif" fo:font-size="11.25pt" fo:language="en" fo:country="US"/>
    </style:style>
    <style:style style:name="T43" style:family="text">
      <style:text-properties fo:color="#202122" style:font-name="sans-serif" fo:font-size="11.25pt" style:font-name-asian="sans-serif" style:font-size-asian="11.25pt"/>
    </style:style>
    <style:style style:name="T44" style:family="text">
      <style:text-properties style:font-name-asian="sans-serif" style:font-size-asian="11.25pt" style:font-style-asian="normal" style:font-weight-asian="normal"/>
    </style:style>
    <style:style style:name="T45" style:family="text">
      <style:text-properties style:font-name-asian="sans-serif" style:font-size-asian="11.25pt" style:font-style-asian="normal" style:font-weight-asian="bold"/>
    </style:style>
    <style:style style:name="T46" style:family="text">
      <style:text-properties style:font-name="sans-serif" fo:font-size="11.25pt" fo:language="en" fo:country="US" fo:font-style="normal" fo:font-weight="normal"/>
    </style:style>
    <style:style style:name="T47" style:family="text">
      <style:text-properties fo:color="#0645ad" style:text-line-through-style="none" style:text-line-through-type="none" style:text-underline-style="none" style:text-blinking="false" fo:background-color="#ffffff" loext:char-shading-value="0" style:font-name-asian="sans-serif" style:font-size-asian="11.25pt"/>
    </style:style>
    <style:style style:name="T48" style:family="text">
      <style:text-properties fo:color="#0645ad" style:text-line-through-style="none" style:text-line-through-type="none" style:text-underline-style="none" style:text-blinking="false" style:font-name-asian="sans-serif" style:font-size-asian="11.25pt"/>
    </style:style>
    <style:style style:name="T49" style:family="text">
      <style:text-properties fo:color="#0645ad" style:text-line-through-style="none" style:text-line-through-type="none" style:font-name="sans-serif" fo:font-size="11.25pt" style:text-underline-style="none" style:text-blinking="false" fo:background-color="#ffffff" loext:char-shading-value="0"/>
    </style:style>
    <style:style style:name="T50" style:family="text">
      <style:text-properties officeooo:rsid="00425a36"/>
    </style:style>
    <style:style style:name="T51" style:family="text">
      <style:text-properties officeooo:rsid="004b03f2"/>
    </style:style>
    <style:style style:name="T52" style:family="text">
      <style:text-properties officeooo:rsid="004bd563"/>
    </style:style>
    <style:style style:name="T53" style:family="text">
      <style:text-properties officeooo:rsid="004f41d0"/>
    </style:style>
    <style:style style:name="T54" style:family="text">
      <style:text-properties officeooo:rsid="0051bc4f"/>
    </style:style>
    <style:style style:name="T55" style:family="text">
      <style:text-properties officeooo:rsid="00521e52"/>
    </style:style>
    <style:style style:name="T56" style:family="text">
      <style:text-properties officeooo:rsid="0054a82a"/>
    </style:style>
    <style:style style:name="T57" style:family="text">
      <style:text-properties officeooo:rsid="005596c4"/>
    </style:style>
    <style:style style:name="T58" style:family="text">
      <style:text-properties officeooo:rsid="005b49d0"/>
    </style:style>
    <style:style style:name="T59" style:family="text">
      <style:text-properties officeooo:rsid="005cbf02"/>
    </style:style>
    <style:style style:name="T60" style:family="text">
      <style:text-properties officeooo:rsid="005e2626"/>
    </style:style>
    <style:style style:name="T61" style:family="text">
      <style:text-properties fo:color="#dcdcaa"/>
    </style:style>
    <style:style style:name="T62" style:family="text">
      <style:text-properties fo:color="#ce9178"/>
    </style:style>
    <style:style style:name="T63" style:family="text">
      <style:text-properties fo:color="#4ec9b0"/>
    </style:style>
    <style:style style:name="T64" style:family="text">
      <style:text-properties fo:color="#9cdcfe"/>
    </style:style>
    <style:style style:name="T65" style:family="text">
      <style:text-properties officeooo:rsid="0062da7c"/>
    </style:style>
    <style:style style:name="T66" style:family="text">
      <style:text-properties fo:color="#569cd6"/>
    </style:style>
    <style:style style:name="T67" style:family="text">
      <style:text-properties fo:color="#c586c0"/>
    </style:style>
    <style:style style:name="T68" style:family="text">
      <style:text-properties officeooo:rsid="006ee05b"/>
    </style:style>
    <style:style style:name="T69" style:family="text">
      <style:text-properties officeooo:rsid="006fd8f2"/>
    </style:style>
    <style:style style:name="T70" style:family="text">
      <style:text-properties officeooo:rsid="00714b1a"/>
    </style:style>
    <style:style style:name="T71" style:family="text">
      <style:text-properties officeooo:rsid="00724a8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text:p>
      <text:p text:style-name="P1">1 讀論文心得和方法論：</text:p>
      <text:p text:style-name="P1">事情經過：因為工作需要，讀了兩周的論文，需要從論文中找到新的應用方向；</text:p>
      <text:p text:style-name="P1">目標：找到可以用來做數據分析的公式，找到新的模式提供給客戶；</text:p>
      <text:p text:style-name="P1">目標分析：前者比較簡單，因為我們的數據本身就已經是結構化的數據，找到可以分析的主題之後，就可以進行分析了；後者比較複雜，新的模式需要設計流程，也需要進行一定的驗證，是一個模塊化的功能；</text:p>
      <text:p text:style-name="P1">方法：</text:p>
      <text:p text:style-name="P1">第一步：通讀：通讀主讀的論文，熟悉專業領域的關鍵字，並了解論文的目的，結果，方法；這個過程大概需要<text:span text:style-name="T1">3到4天；時間比較久，也比較難熬，很多專業詞彙不是直接翻譯就懂得，需要結合上下文；論文的目的大概率是日常生活工作中無法接觸到的主題，結論和方法也是；仔細看懂結論和方法中的分析圖表，結合理論理解論文的整體結構；</text:span></text:p>
      <text:p text:style-name="P1">第二步：整理和報告：把論文中的內容按照論文框架進行整理，整理成報告，然後對應目標進行功能設計；在參與討論；</text:p>
      <text:p text:style-name="P2">第三步：羅列關鍵字：根據討論的結果，有哪些是可以使用的，有哪些是需要詳細了解的，有哪些是需要更多理論支撐的，再進行挖掘；這次挖掘的時候，就不要只限於主讀的論文，而是要擴散性的去找，需要詳細了解的部分；列出要找的主題的關鍵字，根據關鍵字去讀；</text:p>
      <text:p text:style-name="P2">第四步：泛讀：因為主論文往往參考了很多其他的論文，在附錄中，尋找相關的論文；按照想要尋找的主題去讀：只讀附錄論文的簡介，有相關主題的話，再跳到這個關鍵字的段落去讀；</text:p>
      <text:p text:style-name="P1">第五步：理論框架：根據讀到的所有的知識點，整理出一個主題相關的知識框架，這時候，應該可以理解相關研究的，目的，研究方法，結論，的前後邏輯，常用方法，哪些結論是共同的等等；</text:p>
      <text:p text:style-name="P1">第六步：功能設計：根據理論框架，進行最終的數據分析的設計，和模塊化功能的設計；</text:p>
      <text:p text:style-name="P1">讀論文也是一個正分合三階段的過程，從精讀一篇論文開始出發，把每個部分都詳細了解了之後，再去泛了解領域中的相關論文，再整合這些部分，形成一個知識框架；</text:p>
      <text:p text:style-name="P1"/>
      <text:p text:style-name="P3">2 ETL</text:p>
      <text:p text:style-name="P3"><text:a xlink:type="simple" xlink:href="https://www.tibco.com/zh-hant/reference-center/what-is-etl" text:style-name="Internet_20_link" text:visited-style-name="Visited_20_Internet_20_Link"><text:span text:style-name="T3">提取、轉換、載入 </text:span></text:a><text:a xlink:type="simple" xlink:href="https://www.tibco.com/zh-hant/reference-center/what-is-etl" text:style-name="Internet_20_link" text:visited-style-name="Visited_20_Internet_20_Link"><text:span text:style-name="T2">(ETL)</text:span></text:a><text:span text:style-name="T5"> </text:span><text:span text:style-name="T6">工具可以自動化整個過程，幫忙消除移動資料的麻煩。此流程會從來源中提取資料，執行必要的轉換，然後將資料載入到接收方資料倉儲中。這些工具通常裝載於組織的站點。</text:span></text:p>
      <text:p text:style-name="P3"><text:a xlink:type="simple" xlink:href="https://www.tibco.com/zh-hant/reference-center/what-is-a-data-silo" text:style-name="Internet_20_link" text:visited-style-name="Visited_20_Internet_20_Link">https://www.tibco.com/zh-hant/reference-center/what-is-a-data-silo</text:a></text:p>
      <text:p text:style-name="P3"/>
      <text:p text:style-name="P3"><text:a xlink:type="simple" xlink:href="https://www.tibco.com/zh-hant/reference-center/what-is-etl" text:style-name="Internet_20_link" text:visited-style-name="Visited_20_Internet_20_Link">https://www.tibco.com/zh-hant/reference-center/what-is-etl</text:a></text:p>
      <text:p text:style-name="P3"><text:span text:style-name="Strong_20_Emphasis"><text:span text:style-name="T10">ETL</text:span></text:span><text:span text:style-name="T5"> </text:span><text:span text:style-name="T6">（提取、轉換、載入）是一個</text:span><text:a xlink:type="simple" xlink:href="https://www.tibco.com/reference-center/what-is-data-integration" text:style-name="Internet_20_link" text:visited-style-name="Visited_20_Internet_20_Link"><text:span text:style-name="T3">資料整合</text:span></text:a><text:span text:style-name="T6">過程，會從多個來源收集資料，對其進行標準化，再將其載入到資料倉儲中進行分析，或是儲存到資料庫或其他類型的資料來源。</text:span></text:p>
      <text:p text:style-name="P4">（</text:p>
      <text:p text:style-name="P4">三個步驟：</text:p>
      <text:p text:style-name="P4">提取：存儲在不同介質中的，不同的資料格式的資料，需要不同的提取方法（參數是：介質，格式）；所以需要設計各種提取的api；</text:p>
      <text:p text:style-name="P4">轉化：把不同資料格式的內容，轉化成需要的資料格式；這個格式需要設計；要分主題，分層次等等；</text:p>
      <text:p text:style-name="P4">存儲：如果是一個數據庫的話，那摩就都存進去，如果可以設計多個資料庫的話，就可以把比較不使用的存到不常用的數據庫，把常常使用的，放到常用資料庫；等等；</text:p>
      <text:p text:style-name="P4"/>
      <text:p text:style-name="P4">）</text:p>
      <text:p text:style-name="P4"/>
      <text:h text:style-name="P65" text:outline-level="1"><text:soft-page-break/>2</text:h>
      <text:h text:style-name="P66" text:outline-level="1">什麼是結構化資料？</text:h>
      <text:p text:style-name="P9"><text:span text:style-name="Strong_20_Emphasis"><text:span text:style-name="T8">結構化資料</text:span></text:span><text:span text:style-name="T9">是指採用標準化格式、具有明確定義的結構、符合資料模型、遵循長久規範、容易被人類和程式存取的資料，這種資料類型通常儲存在資料庫中。</text:span></text:p>
      <text:p text:style-name="P16">（</text:p>
      <text:p text:style-name="P16">比如現在這個word檔案，我如何讓它可以被程式使用，如何直接存到資料庫中？</text:p>
      <text:p text:style-name="P16">使用什麼工具，可以讓資料比較好的被整合起來？</text:p>
      <text:p text:style-name="P16">搜索：標題，內容？</text:p>
      <text:p text:style-name="P16">按文檔名字進行存儲？</text:p>
      <text:p text:style-name="P16">可以自己寫一個程式：把文件夾中的所有資料存儲到資料庫中；然後再從資料庫中撈出來；</text:p>
      <text:p text:style-name="P16">）</text:p>
      <text:h text:style-name="P63" text:outline-level="2">為什麼企業需要結構化資料？</text:h>
      <text:p text:style-name="P14">企業獲得關於客戶、流程和員工的最大資訊來源便是資料，這些資料可能有多種形式，包括來自客戶的意見回饋、推文、財務資訊、庫存流量等等，幾乎任何東西都是資料。但是，其中很大一部分資料是完全不可量化的，例如，您無法將感受、行為原因、影片剪輯等不同內容放在一起比較。因此，結構化資料是必需的，它比非結構化資料更容易從中得出推論和資訊。</text:p>
      <text:p text:style-name="P9"><text:span text:style-name="T11">如果企業打算發展或進入新產品領域，那麼結構化資料是不可或缺的。這些資料很容易應用於</text:span><text:a xlink:type="simple" xlink:href="https://www.tibco.com/zh-hant/reference-center/what-is-machine-learning" text:style-name="Internet_20_link" text:visited-style-name="Visited_20_Internet_20_Link"><text:span text:style-name="T4">機器學習</text:span></text:a><text:span text:style-name="T11">和人工智慧，可以準確地預測什麼因素將產生最大的業務規模增長，或者什麼新產品會賣得最好。</text:span></text:p>
      <text:p text:style-name="P14">結構化資料對員工也很有用：客戶詳細資訊、銷售資訊、庫存量，以及需要隨時可供存取、容易管理、能夠提供相關訊息的日常資訊。</text:p>
      <text:p text:style-name="P5">（</text:p>
      <text:p text:style-name="P5">更容易進行數據分析；</text:p>
      <text:p text:style-name="P5">總結：</text:p>
      <text:p text:style-name="P5">易於存儲，搜索；</text:p>
      <text:p text:style-name="P5">易於進行數據分析；</text:p>
      <text:p text:style-name="P5">）</text:p>
      <text:p text:style-name="P5"/>
      <text:h text:style-name="P64" text:outline-level="2">結構化資料的特徵</text:h>
      <text:p text:style-name="P14">良好的結構化資料具有一系列特徵，無論該資料如何儲存或與什麼資訊有關。結構化資料：</text:p>
      <text:list xml:id="list133948480" text:style-name="L1">
        <text:list-item>
          <text:p text:style-name="P73">具有符合資料模型的可識別結構</text:p>
        </text:list-item>
        <text:list-item>
          <text:p text:style-name="P73"><text:soft-page-break/>以行和列的形式呈現，例如儲存在資料庫的資料</text:p>
        </text:list-item>
        <text:list-item>
          <text:p text:style-name="P73">整理過，能夠明確理解資料的定義、格式和含義</text:p>
        </text:list-item>
        <text:list-item>
          <text:p text:style-name="P73">位於檔案或記錄的固定欄位中</text:p>
        </text:list-item>
        <text:list-item>
          <text:p text:style-name="P73">可將相似的資料群組分群成類別（同下？）</text:p>
        </text:list-item>
        <text:list-item>
          <text:p text:style-name="P73">同一群組中的資料點具有相同的屬性（如何設置資料屬性？）</text:p>
        </text:list-item>
        <text:list-item>
          <text:p text:style-name="P73">對於人類和其他程式來說都很容易存取和查詢</text:p>
        </text:list-item>
        <text:list-item>
          <text:p text:style-name="P73">能夠處理其中元素，實現高效的分析和處理</text:p>
        </text:list-item>
      </text:list>
      <text:p text:style-name="P17"/>
      <text:p text:style-name="P10"><text:span text:style-name="T7">3 </text:span><text:span text:style-name="T14">Data warehouse</text:span><text:span text:style-name="T12">（可简写为</text:span><text:span text:style-name="T14">DW</text:span><text:span text:style-name="T12">或者</text:span><text:span text:style-name="T14">DWH</text:span><text:span text:style-name="T12">）数据仓库，是在数据库已经大量存在的情况下，为了进一步</text:span><text:span text:style-name="Strong_20_Emphasis"><text:span text:style-name="T13">挖掘数据资源、为了决策需要</text:span></text:span><text:span text:style-name="T12">而产生的，它是</text:span><text:span text:style-name="Strong_20_Emphasis"><text:span text:style-name="T13">一整套包括了</text:span></text:span><text:span text:style-name="Strong_20_Emphasis"><text:span text:style-name="T15">etl</text:span></text:span><text:span text:style-name="Strong_20_Emphasis"><text:span text:style-name="T13">、调度、建模在内的完整的理论体系</text:span></text:span><text:span text:style-name="T12">。数据仓库的方案建设的目的，是为前端查询和分析作为基础，主要应用于</text:span><text:span text:style-name="T14">OLAP</text:span><text:span text:style-name="T12">（</text:span><text:span text:style-name="T14">on-line Analytical Processing</text:span><text:span text:style-name="T12">），支持复杂的分析操作，侧重决策支持，听且提供直观易懂的查询结果。比较流行的有：</text:span><text:span text:style-name="T14">AWS Redshift</text:span><text:span text:style-name="T12">，</text:span><text:span text:style-name="T14">Greenplum</text:span><text:span text:style-name="T12">，</text:span><text:span text:style-name="T14">Hive</text:span><text:span text:style-name="T12">等。</text:span></text:p>
      <text:p text:style-name="P18">（</text:p>
      <text:p text:style-name="P18">調度是什麼？（<text:span text:style-name="T71">8月：</text:span>是不是為各種數據設計數據接口，使用這些api，就可以使用數據）</text:p>
      <text:p text:style-name="P18">建模如何做？是指為數據分析設計模型嗎？（<text:span text:style-name="T71">8月：建模是把數據按照各種數學模型，進行分析，建模，根據不同的需要，畫出不同的數據分析圖；</text:span>）</text:p>
      <text:p text:style-name="P18">）</text:p>
      <text:p text:style-name="P11"><text:a xlink:type="simple" xlink:href="https://baike.baidu.com/item/仓储调度/13132773" text:style-name="Internet_20_link" text:visited-style-name="Visited_20_Internet_20_Link"><text:span text:style-name="T7">https://baike.baidu.com/item/%E4%BB%93%E5%82%A8%E8%B0%83%E5%BA%A6/13132773</text:span></text:a></text:p>
      <text:p text:style-name="P11"><text:span text:style-name="T18">仓储</text:span><text:span text:style-name="Emphasis"><text:span text:style-name="T21">调度</text:span></text:span><text:span text:style-name="T18">主要指的是电子商务中通过互联网技术半自动化或全自动化对生产</text:span><text:span text:style-name="Emphasis"><text:span text:style-name="T21">资料</text:span></text:span><text:span text:style-name="T18">、半成品、商品的管理。</text:span></text:p>
      <text:p text:style-name="P19">（調取資料）</text:p>
      <text:p text:style-name="P11"><text:a xlink:type="simple" xlink:href="https://www.javatpoint.com/data-warehouse-modeling" text:style-name="Internet_20_link" text:visited-style-name="Visited_20_Internet_20_Link"><text:span text:style-name="T18">https://www.javatpoint.com/data-warehouse-modeling</text:span></text:a></text:p>
      <text:p text:style-name="P21">Data warehouse modeling is an essential stage of building a data warehouse for two main reasons. Firstly, through the schema, data warehouse clients can visualize the relationships among the warehouse data, to use them with greater ease. Secondly, a well-designed schema allows an effective data warehouse structure to emerge, to help decrease the cost of implementing the warehouse and improve the efficiency of using it.</text:p>
      <text:p text:style-name="P22">模型（圖表）的作用有兩個：可視化數據（找到數據之間的關係，把數據連接起來），減少重複數據；</text:p>
      <text:p text:style-name="P22"/>
      <text:p text:style-name="P23"><text:soft-page-break/>4一文看懂什麼是數字化運營</text:p>
      <text:p text:style-name="P23">一句話概括：把企業的運營資料，放到資料倉庫中；</text:p>
      <text:p text:style-name="P23">為什麼要放到資料倉庫中，為了方便進行運營分析；</text:p>
      <text:p text:style-name="P23">所以我們這句話可以加長一點兒：</text:p>
      <text:p text:style-name="P23">企業為了進行運營分析，把運營資料，放到資料倉庫中；</text:p>
      <text:p text:style-name="P23">接下來，我們一步一步分析，首先，不能直接進行運營分析嗎？</text:p>
      <text:p text:style-name="P23">可以，只不過太麻煩，麻煩在：從企業的運營來看，企業運用中會產生大量的資料，資料的格式，資料放的地方都不一樣；要進行運營分析的時候，發現那個部門的資料需要去該部門調取，而且有時候還無法調取，有時候是調取了需要相關技術才能用，這就是‘資料孤島’；</text:p>
      <text:p text:style-name="P23">怎麼辦？</text:p>
      <text:p text:style-name="P23">三步解決：提取，轉化，存儲；</text:p>
      <text:p text:style-name="P15"><text:span text:style-name="T25">把之前的資料提取出來，轉化成統一的結構，存儲到資料倉庫中；這就是</text:span><text:span text:style-name="T26">ELT；</text:span></text:p>
      <text:p text:style-name="P27">存到資料倉庫中後，運營分析會變的簡單嗎？</text:p>
      <text:p text:style-name="P27">是的，為了進行數據分析，我們需要把數據類型進行主題劃分，找出數據之間的關係圖，把圖畫出來，這就是建立數據模型；</text:p>
      <text:p text:style-name="P27"/>
      <text:p text:style-name="P28">7/4</text:p>
      <text:p text:style-name="P29">1 https://ir.nctu.edu.tw/bitstream/11536/77889/6/351106.pdf</text:p>
      <text:p text:style-name="P20"><text:span text:style-name="T29">應用數學解決人類真實生活問題的首要關鍵</text:span><text:span text:style-name="T30">,</text:span><text:span text:style-name="T29">是如何使用數學語言來明確表</text:span></text:p>
      <text:p text:style-name="P68"><text:span text:style-name="T28">達所要硏究的對象</text:span><text:span text:style-name="T27">,</text:span><text:span text:style-name="T28">即建立數學模型是將真實世界中的實際問題轉化成為數學問</text:span></text:p>
      <text:p text:style-name="P68"><text:span text:style-name="T28">題（王冬琳</text:span><text:span text:style-name="T27">'2004</text:span><text:span text:style-name="T28">） </text:span><text:span text:style-name="T27">°</text:span><text:span text:style-name="T28">數學建模（</text:span><text:span text:style-name="T27">Mathematical Modeling</text:span><text:span text:style-name="T28">）是把現實世界中的實際</text:span></text:p>
      <text:p text:style-name="P67">問題加以整理，寫成數學模型，求出模型的解，再驗證模型是否合理，並用該數</text:p>
      <text:p text:style-name="P67">學模型所提供的解答來解釋現實問題，做爲解決現實問題的參考，我們把數學知</text:p>
      <text:p text:style-name="P69"><text:span text:style-name="T28">識的這個應用過程稱為數學建模（蕭志如</text:span><text:span text:style-name="T27">'2003</text:span><text:span text:style-name="T28">）。</text:span></text:p>
      <text:p text:style-name="P70">（</text:p>
      <text:p text:style-name="P70">根據實際問題來建立模型；</text:p>
      <text:p text:style-name="P70">建立模型之後，需要驗證模型是否合理；</text:p>
      <text:p text:style-name="P70">）</text:p>
      <text:p text:style-name="P70">提煉變量；</text:p>
      <text:p text:style-name="P71">（</text:p>
      <text:p text:style-name="P71">這個在實際解決問題的時候也很重要，往往隱秘的bug很難發現，但是如果客觀的解決的話，那就是對於任何變量進行試錯；</text:p>
      <text:p text:style-name="P71">）</text:p>
      <text:p text:style-name="P23"><text:soft-page-break/></text:p>
      <text:p text:style-name="P30">2 <text:span text:style-name="T36">security_engineering_a_guide_to_building_dependable_distributed_systems</text:span></text:p>
      <text:p text:style-name="P50">Cryptography</text:p>
      <text:p text:style-name="P31">Cryptography is where security engineering meets mathematics. It provides us with the tools that underlie most modern security protocols. It is probably the key enabling technology for protecting distributed systems, yet it is surprisingly hard to do right. As we’ve already seen in Chapter 3, ‘Protocols’, cryptography has often been used to protect the wrong things, or used to protect them in the wrong way. We’ll see plenty more examples when we start looking in detail at real applications.</text:p>
      <text:p text:style-name="P31">加密是基礎；</text:p>
      <text:p text:style-name="P50">Distributed Systems</text:p>
      <text:p text:style-name="P31">We’ve seen in the last few chapters how people can authenticate themselves to systems (and systems can authenticate themselves to each other) using security protocols; how access controls can be used to manage which principals can perform what operations in a system; and some of the mechanics of how crypto can be used to underpin access control in distributed systems. But there’s much more to building a secure distributed system than just implementing access controls, protocols and crypto. When systems become large, the scale-up problems are not linear; there is often a qualitative change in complexity, and some things that are trivial to deal with in a network of only a few machines and principals (such as naming) suddenly become a big deal.</text:p>
      <text:p text:style-name="P31">前面都是利用協議進行認證，為了登陸系統；但是更重要的是系統要穩定；</text:p>
      <text:p text:style-name="P31">一個系統變得龐大了之後，結構就不是線性的了；</text:p>
      <text:p text:style-name="P24">（</text:p>
      <text:p text:style-name="P24">分布式系統並非是非要這樣建立，起源是因為系統變大之後，可能很多接口要新增，很多功能要接入，很多子系統要接入，這個時候，無法使用線性的關係，就會形成分布式系統了：星狀系統；和網絡的拓撲圖一樣；</text:p>
      <text:p text:style-name="P24">）</text:p>
      <text:p text:style-name="P12"><text:span text:style-name="T19">Over the last 40 years, computer science researchers have built many distributed systems and studied issues such as concurrency, failure recovery </text:span><text:soft-page-break/><text:span text:style-name="T19">and naming.</text:span>The theory is supplemented by a growing body of experience from industry, commerce and government. These issues are central to the design of effective secure systems but are often handled rather badly. I’ve already described attacks on security protocols that can be seen as concurrency failures. If we replicate data to make a system fault-tolerant then we may increase the risk of a compromise of confidentiality. Finally, naming is a particularly thorny problem. Many governments and organisations are trying to build Distributed Systems larger, flatter namespaces — using identity cards to number citizens and using RFID to number objects — and yet naming problems undermined attempts during the 1990s to build useful public key infrastructures.</text:p>
      <text:p text:style-name="P23">並發，失敗恢復，命名；</text:p>
      <text:p text:style-name="P23">命名是個很大的問題是因為<text:span text:style-name="T51">，系統非常的大，所以需要建立非常大的命名空間：但是之後出現的公匙的基礎設施徹底解決了這個問題；</text:span><text:span text:style-name="T52">（我們的名字可以一樣，只要提供的公匙不一樣就好；從來不知道原來公鑰匙還解決了命名的大難題</text:span><text:span text:style-name="T53">；</text:span><text:span text:style-name="T52">）</text:span></text:p>
      <text:p text:style-name="P23"/>
      <text:p text:style-name="P25">（</text:p>
      <text:p text:style-name="P25">第一個是高深的分界線；</text:p>
      <text:p text:style-name="P25">第三個是基礎，但也是優秀的地方；</text:p>
      <text:p text:style-name="P25">為什麼第三個沒人提？</text:p>
      <text:p text:style-name="P25"><text:span text:style-name="Emphasis"><text:span text:style-name="T37">failure recovery</text:span></text:span> <text:span text:style-name="T38">A procedure that allows for restart of a failed system in a way that either eliminates or minimizes the amount of incorrect system results.</text:span></text:p>
      <text:p text:style-name="P25"><text:a xlink:type="simple" xlink:href="https://programmerprodigy.code.blog/2021/07/07/fault-tolerance-and-recovery-in-distributed-systems/" text:style-name="Internet_20_link" text:visited-style-name="Visited_20_Internet_20_Link">https://programmerprodigy.code.blog/2021/07/07/fault-tolerance-and-recovery-in-distributed-systems/</text:a></text:p>
      <text:p text:style-name="P36">（distributed system的核心是這個Load Balancer是如何分配資源的；這裡面是一個決策樹嗎?）</text:p>
      <text:p text:style-name="P56">Failure of a system occurs when the system does not perform its services in the manner specified. Classification of faults,</text:p>
      <text:list xml:id="list4266276795" text:style-name="L2">
        <text:list-item>
          <text:p text:style-name="P74">Process Failure(transaction failure)</text:p>
        </text:list-item>
        <text:list-item>
          <text:p text:style-name="P74">System Failure</text:p>
        </text:list-item>
        <text:list-item>
          <text:p text:style-name="P74">Secondary storage failure</text:p>
        </text:list-item>
        <text:list-item>
          <text:p text:style-name="P74">Communication Medium Failure</text:p>
        </text:list-item>
      </text:list>
      <text:p text:style-name="P36">服務失敗的四種情況<text:span text:style-name="T50">：</text:span></text:p>
      <text:p text:style-name="P36">傳輸失敗，系統失敗<text:span text:style-name="T50">，二次存儲失敗，溝通中間層失敗；</text:span></text:p>
      <text:p text:style-name="P32"><text:span text:style-name="T31">（web中系統不是最大的範圍，應該說系統只是一個描述範圍的方式，反而服務是更加面向顧客的描述方式</text:span><text:span text:style-name="T32">；所以系統設計，和服務設計，哪個才是大家最需要的？小而美的話，應該從服務設計出發</text:span><text:span text:style-name="T33">；大而全，才需要從系統設計出發</text:span><text:span text:style-name="T31">）</text:span></text:p>
      <text:h text:style-name="P59" text:outline-level="4"><text:soft-page-break/>BACKWARD AND FORWARD ERROR RECOVERY</text:h>
      <text:p text:style-name="P55">An error is that part of the state that differs from its intended value and can lead to a system failure, and failure recovery is a process that involves restoring an erroneous state to an error free state.</text:p>
      <text:list xml:id="list2350500388" text:style-name="L3">
        <text:list-item>
          <text:p text:style-name="P77"><text:span text:style-name="Strong_20_Emphasis"><text:span text:style-name="T16">Forward error recovery:</text:span></text:span><text:span text:style-name="T17"> If the nature of errors and damages caused by faults can be completely and accurately assessed, then it is possible to remove those errors in the process’s state and enable the process to move forward.</text:span></text:p>
        </text:list-item>
        <text:list-item>
          <text:p text:style-name="P77"><text:span text:style-name="Strong_20_Emphasis"><text:span text:style-name="T16">Backward error recovery: </text:span></text:span><text:span text:style-name="T17">If it is not possible to foresee the nature of faults and to remove all the errors in the process’s state, then the process state can be restored to a previous error free state of the process.</text:span></text:p>
        </text:list-item>
      </text:list>
      <text:p text:style-name="P33"><text:span text:style-name="T31">可預估的錯誤的處理方式</text:span><text:span text:style-name="T34">：解決錯誤；</text:span></text:p>
      <text:p text:style-name="P33"><text:span text:style-name="T31">不可預估的錯誤</text:span><text:span text:style-name="T34">：恢復到之前沒有錯誤的狀態；</text:span></text:p>
      <text:h text:style-name="P57" text:outline-level="1"><text:bookmark text:name="firstHeading"/>二階段提交</text:h>
      <text:p text:style-name="P37"><text:a xlink:type="simple" xlink:href="https://zh.wikipedia.org/zh-tw/二阶段提交" text:style-name="Internet_20_link" text:visited-style-name="Visited_20_Internet_20_Link">https://zh.wikipedia.org/zh-tw/%E4%BA%8C%E9%98%B6%E6%AE%B5%E6%8F%90%E4%BA%A4</text:a></text:p>
      <text:p text:style-name="P37"><text:span text:style-name="T39">二階段提交（英語：</text:span><text:span text:style-name="T42">Two-phase Commit</text:span><text:span text:style-name="T39">）是指在</text:span><text:a xlink:type="simple" xlink:href="https://zh.wikipedia.org/wiki/计算机网络" text:style-name="Internet_20_link" text:visited-style-name="Visited_20_Internet_20_Link"><text:span text:style-name="T47">計算機網絡</text:span></text:a><text:span text:style-name="T39">以及</text:span><text:a xlink:type="simple" xlink:href="https://zh.wikipedia.org/wiki/数据库" text:style-name="Internet_20_link" text:visited-style-name="Visited_20_Internet_20_Link"><text:span text:style-name="T47">資料庫</text:span></text:a><text:span text:style-name="T39">領域內，為了使基於</text:span><text:a xlink:type="simple" xlink:href="https://zh.wikipedia.org/wiki/分布式系统" text:style-name="Internet_20_link" text:visited-style-name="Visited_20_Internet_20_Link"><text:span text:style-name="T47">分布式系統</text:span></text:a><text:span text:style-name="T39">架構下的所有節點在進行</text:span><text:a xlink:type="simple" xlink:href="https://zh.wikipedia.org/wiki/数据库事务" text:style-name="Internet_20_link" text:visited-style-name="Visited_20_Internet_20_Link"><text:span text:style-name="T47">事務</text:span></text:a><text:span text:style-name="T39">提交時保持</text:span><text:a xlink:type="simple" xlink:href="https://zh.wikipedia.org/wiki/内存一致性模型" text:style-name="Internet_20_link" text:visited-style-name="Visited_20_Internet_20_Link"><text:span text:style-name="T47">一致性</text:span></text:a><text:span text:style-name="T39">而設計的一種</text:span><text:a xlink:type="simple" xlink:href="https://zh.wikipedia.org/wiki/演算法" text:style-name="Internet_20_link" text:visited-style-name="Visited_20_Internet_20_Link"><text:span text:style-name="T47">演算法</text:span></text:a><text:span text:style-name="T39">。通常，二階段提交也被稱為是一種協議（</text:span><text:span text:style-name="T41">Protocol</text:span><text:span text:style-name="T39">）。在分布式系統中，每個節點雖然可以知曉自己的操作時成功或者失敗，卻無法知道其他節點的操作的成功或失敗。當一個事務跨越多個節點時，為了保持事務的</text:span><text:a xlink:type="simple" xlink:href="https://zh.wikipedia.org/wiki/ACID" text:style-name="Internet_20_link" text:visited-style-name="Visited_20_Internet_20_Link"><text:span text:style-name="T49">ACID</text:span></text:a><text:span text:style-name="T39">特性，需要引入一個作為協調者的組件來統一掌控所有節點（稱作參與者）的操作結果並最終指示這些節點是否要把操作結果進行真正的提交（比如將更新後的數據寫入磁碟等等）。因此，二階段提交的算法思路可以概括為： 參與者將操作成敗通知協調者，再由協調者根據所有參與者的反饋情報決定各參與者是否要提交操作還是中止操作。</text:span></text:p>
      <text:p text:style-name="P52">二階段提交算法的成立基於以下假設：</text:p>
      <text:list xml:id="list4217436694" text:style-name="L4">
        <text:list-item>
          <text:p text:style-name="P75"><text:span text:style-name="T44">該分布式系統中，存在一個節點作為</text:span><text:span text:style-name="T45">協調者</text:span><text:span text:style-name="T44">（</text:span><text:span text:style-name="T46">Coordinator</text:span><text:span text:style-name="T44">），其他節點作為</text:span><text:span text:style-name="T45">參與者</text:span><text:span text:style-name="T44">（</text:span><text:span text:style-name="T46">Participants</text:span><text:span text:style-name="T44">）。且節點之間可以進行網絡通信。</text:span></text:p>
        </text:list-item>
        <text:list-item>
          <text:p text:style-name="P78"><text:span text:style-name="T22">所有節點都採用</text:span><text:a xlink:type="simple" xlink:href="https://zh.wikipedia.org/wiki/预写式日志" text:style-name="Internet_20_link" text:visited-style-name="Visited_20_Internet_20_Link"><text:span text:style-name="T24">預寫式日誌</text:span></text:a><text:span text:style-name="T22">，且日誌被寫入後即被保持在可靠的存儲設備上，即使節點損壞不會導致日誌數據的消失。</text:span></text:p>
        </text:list-item>
        <text:list-item>
          <text:p text:style-name="P79">所有節點不會永久性損壞，即使損壞後仍然可以恢復。</text:p>
        </text:list-item>
      </text:list>
      <text:p text:style-name="P52"/>
      <text:h text:style-name="P58" text:outline-level="1"><text:bookmark text:name="firstHeading1"/><text:soft-page-break/>預寫式日誌</text:h>
      <text:p text:style-name="P37"><text:a xlink:type="simple" xlink:href="https://zh.wikipedia.org/zh-tw/预写式日志" text:style-name="Internet_20_link" text:visited-style-name="Visited_20_Internet_20_Link"><text:span text:style-name="T39">https://zh.wikipedia.org/zh-tw/%E9%A2%84%E5%86%99%E5%BC%8F%E6%97%A5%E5%BF%97</text:span></text:a></text:p>
      <text:p text:style-name="P37"><text:span text:style-name="T39">在</text:span><text:a xlink:type="simple" xlink:href="https://zh.wikipedia.org/wiki/计算机科学" text:style-name="Internet_20_link" text:visited-style-name="Visited_20_Internet_20_Link"><text:span text:style-name="T48">計算機科學</text:span></text:a><text:span text:style-name="T39">中，</text:span><text:span text:style-name="T40">預寫式日誌</text:span><text:span text:style-name="T39">（</text:span><text:span text:style-name="T43">Write-ahead logging</text:span><text:span text:style-name="T39">，縮寫 </text:span><text:span text:style-name="T43">WAL</text:span><text:span text:style-name="T39">）是關係</text:span><text:a xlink:type="simple" xlink:href="https://zh.wikipedia.org/wiki/数据库系统" text:style-name="Internet_20_link" text:visited-style-name="Visited_20_Internet_20_Link"><text:span text:style-name="T48">資料庫系統</text:span></text:a><text:span text:style-name="T39">中用於提供原子性和持久性（</text:span><text:span text:style-name="T43">ACID</text:span><text:span text:style-name="T39">屬性中的兩個）的一系列技術。在使用</text:span><text:span text:style-name="T43">WAL</text:span><text:span text:style-name="T39">的系統中，所有的修改在生效之前都要先寫入</text:span><text:span text:style-name="T43">log</text:span><text:span text:style-name="T39">文件中。</text:span></text:p>
      <text:p text:style-name="P61"><text:span text:style-name="T23">log</text:span><text:span text:style-name="T22">文件中通常包括</text:span><text:span text:style-name="T23">redo</text:span><text:span text:style-name="T22">和</text:span><text:span text:style-name="T23">undo</text:span><text:span text:style-name="T22">信息。這樣做的目的可以通過一個例子來說明。假設一個</text:span><text:a xlink:type="simple" xlink:href="https://zh.wikipedia.org/wiki/程序" text:style-name="Internet_20_link" text:visited-style-name="Visited_20_Internet_20_Link"><text:span text:style-name="T24">程序</text:span></text:a><text:span text:style-name="T22">在執行某些操作的過程中機器掉電了。在重新啟動時，程序可能需要知道當時執行的操作是成功了還是部分成功或者是失敗了。如果使用了</text:span><text:span text:style-name="T23">WAL</text:span><text:span text:style-name="T22">，程序就可以檢查</text:span><text:span text:style-name="T23">log</text:span><text:span text:style-name="T22">文件，並對突然掉電時計劃執行的操作內容跟實際上執行的操作內容進行比較。在這個比較的基礎上，程序就可以決定是撤銷已做的操作還是繼續完成已做的操作，或者是保持原樣。</text:span></text:p>
      <text:p text:style-name="P61"><text:span text:style-name="T23">WAL</text:span><text:span text:style-name="T22">允許用</text:span><text:span text:style-name="T23">in-place</text:span><text:span text:style-name="T22">方式更新資料庫。另一種用來實現原子更新的方法是</text:span><text:span text:style-name="T23">shadow paging</text:span><text:span text:style-name="T22">，它並不是</text:span><text:span text:style-name="T23">in-place</text:span><text:span text:style-name="T22">方式。用</text:span><text:span text:style-name="T23">in-place</text:span><text:span text:style-name="T22">方式做更新的主要優點是減少索引和塊列表的修改。</text:span><text:span text:style-name="T23">ARIES</text:span><text:span text:style-name="T22">是</text:span><text:span text:style-name="T23">WAL</text:span><text:span text:style-name="T22">系列技術常用的算法。在</text:span><text:a xlink:type="simple" xlink:href="https://zh.wikipedia.org/wiki/文件系统" text:style-name="Internet_20_link" text:visited-style-name="Visited_20_Internet_20_Link"><text:span text:style-name="T24">文件系統</text:span></text:a><text:span text:style-name="T22">中，</text:span><text:span text:style-name="T23">WAL</text:span><text:span text:style-name="T22">通常稱為</text:span><text:span text:style-name="T23">journaling</text:span><text:span text:style-name="T22">。</text:span><text:span text:style-name="T23">PostgreSQL</text:span><text:span text:style-name="T22">也是用</text:span><text:span text:style-name="T23">WAL</text:span><text:span text:style-name="T22">來提供</text:span><text:span text:style-name="T23">point-in-time</text:span><text:span text:style-name="T22">恢復和資料庫複製特性。</text:span></text:p>
      <text:p text:style-name="P53">(這個在系統無故關機的時候，可以看到；並且應用在智能設備中，也是一個不錯的方向；)</text:p>
      <text:p text:style-name="P25">）</text:p>
      <text:p text:style-name="P26"><text:span text:style-name="T36">Concurrency</text:span> </text:p>
      <text:p text:style-name="P26">Processes are said to be concurrent if they run at the same time, and concurrency gives rise to a number of well-studied problems. Processes may use old data; they can make inconsistent updates; the order of updates may or may not matter; the system might deadlock; the data in different systems might never converge to consistent values; and when it’s important to make things happen in the right order, or even to know the exact time, this can be harder than you might think.</text:p>
      <text:p text:style-name="P26">分布是指多個進程同時運行<text:span text:style-name="T54">；分布運行中蘊含很多問題是我們無法想象的</text:span><text:span text:style-name="T55">：比如數據什麼時候收斂，死鎖，確切的時間是什麼？</text:span></text:p>
      <text:p text:style-name="P26">Systems are now rapidly becoming more concurrent. First, the scale of online business has grown rapidly; Google may have started off with four machines but now its server farms have hundreds of thousands. Second, devices are becoming more complex; a luxury car can now contain over forty different processors. Third, the components are also getting more complex: the microprocessor in your PC may now have two, or even four, CPU cores, and will <text:soft-page-break/>soon have more, while the graphics card, disk controller and other accessories all have their own processors too.</text:p>
      <text:p text:style-name="P26">分布式成為必須的原因<text:span text:style-name="T55">：範圍，複雜度不斷擴大；</text:span></text:p>
      <text:p text:style-name="P38">（</text:p>
      <text:p text:style-name="P38">只要組織在發展，就會必然形成這樣的趨勢；</text:p>
      <text:p text:style-name="P38">同樣的，只要公司的網站，服務不斷的在成長，勢必成為這樣的狀態；</text:p>
      <text:p text:style-name="P38">為公司打造分布式服務器<text:span text:style-name="T56">？比如</text:span><text:span text:style-name="T57">，至少兩個服務器？</text:span></text:p>
      <text:p text:style-name="P38">）</text:p>
      <text:p text:style-name="P13"><text:span text:style-name="T20">Programming concurrent systems is hard; and, unfortunately, most of the textbook examples come from the relatively rarefied world of operating system internals and thread management. But concurrency control is also a security issue. </text:span>Like access control, it exists in order to prevent users interfering with each other, whether accidentally or on purpose. Also, concurrency problems can occur at many levels in a system, from the hardware right up to the business environment. </text:p>
      <text:p text:style-name="P38">並發並非只是像操作系統中的多線程管理一樣，並發控制也是一個安全問題；</text:p>
      <text:p text:style-name="P38">比如使用權控制<text:span text:style-name="T58">：會出現當前用戶干擾其他用戶的情況；</text:span></text:p>
      <text:p text:style-name="P38">分布式系統的錯誤<text:span text:style-name="T58">，發生的層次不同：從硬體層到商業環境層面，都會出現；</text:span></text:p>
      <text:p text:style-name="P39">（</text:p>
      <text:p text:style-name="P39">之前我都是認為這個就是操作系統的多線程的管理一樣，不同的cpu讓這個這個thread跑一下，然後讓另一個thread跑一下；</text:p>
      <text:p text:style-name="P39">一個pc的環境<text:span text:style-name="T58">，相對比較簡單；</text:span></text:p>
      <text:p text:style-name="P39">一個分布式系統的環境<text:span text:style-name="T59">，是一個商業環境，複雜多變；</text:span></text:p>
      <text:p text:style-name="P39">）</text:p>
      <text:p text:style-name="P39">But the best established biometric techniques predate the computer age altogether — namely the use of handwritten signatures, facial features and fingerprints. I will look at these first, then go on to the fancier, more ‘high-tech’ techniques.</text:p>
      <text:p text:style-name="P25">最好人體認證技術是<text:span text:style-name="T60">：手寫簽名，人臉識別，指紋識別；</text:span></text:p>
      <text:p text:style-name="P40">（</text:p>
      <text:p text:style-name="P40">手寫簽名存在的最主要的原因是：好幾個世紀以來，打進都是考，手寫簽名作為認證的；</text:p>
      <text:p text:style-name="P40">）</text:p>
      <text:p text:style-name="P40">Recognizing people by their facial features is the oldest identification mechanism of all, going back at least to our early primate ancestors. Biologists believe that a significant part of our cognitive function evolved to provide <text:soft-page-break/>efficient ways of recognizing other people’s facial features and expressions [1076]. For example, we are extremely good at detecting whether another person is looking at us or not. In normal social applications, humans’ ability to identify people by their faces appears to be very much better than any automatic facial-recognition system produced to date. The human ability to recognize faces is important to the security engineer because of the widespread reliance placed on photo ID. Drivers’ licenses, passports and other kinds of identity card are not only used to control entry to computer rooms directly, they are also used to bootstrap most other systems. The issue of a password, or a smartcard, or the registration of a user for a biometric system using some other technique such as iris recognition, is often the end point of a process which was started by that person presenting photo ID when applying for a job, opening a bank account or whatever.</text:p>
      <text:p text:style-name="P41">（</text:p>
      <text:p text:style-name="P41">本來一位人臉識別應該是最新技術，但是其實人臉識別是最早使用的技術，我們的證件上面都有我們的照片，驗證的人，都是直接對比我們的臉和照片的；</text:p>
      <text:p text:style-name="P41">）</text:p>
      <text:p text:style-name="P41"/>
      <text:p text:style-name="P42">7/5</text:p>
      <text:p text:style-name="P42">1 今天在寫一個檢測重複名字的功能的時候，之前是直接放在與原本的功能放在一起，這次發現，如果檢測重複之後，需要警告的話，就會和原本的功能有衝突（提示警告的時候，會導致原本的ui的部分無法順利顯示）；這樣就只能把重複的名字的功能抽出來；</text:p>
      <text:p text:style-name="P42">復盤的時候就想：如果我一開始就把這個優化當作單獨的功能來開發，寫成一個函數，這樣的話，就不會出現後來修改的時候，相互關聯的情況了；</text:p>
      <text:p text:style-name="P43">2 </text:p>
      <text:p text:style-name="P43">template 與 views 溝通 （前端與後端溝通），最終優化版</text:p>
      <text:p text:style-name="P43">總共三步：在urls中加入一個path，在views中加入一個function，在template的html中進行post or get；</text:p>
      <text:p text:style-name="P43">首先我們來看第一步：</text:p>
      <text:p text:style-name="P43">在urls中加一個path，為了方便使用，我們加一個帶了option的path，這樣就可以一個path做多個事情；</text:p>
      <text:p text:style-name="P43">代碼：</text:p>
      <text:p text:style-name="P60"><text:soft-page-break/><text:span text:style-name="T61">path</text:span>(<text:span text:style-name="T62">'link_db/&lt;str:option&gt;/&lt;str:shedId&gt;/&lt;str:oldPathName&gt;/&lt;str:newPathName&gt;/&lt;str:note&gt;'</text:span>, <text:span text:style-name="T63">views</text:span>.<text:span text:style-name="T61">updatePathName</text:span>, <text:span text:style-name="T64">name</text:span>=<text:span text:style-name="T62">'updatePathName'</text:span>),</text:p>
      <text:p text:style-name="P43">這裡的第一個參數option，就是用來作為選項的；</text:p>
      <text:p text:style-name="P43"/>
      <text:p text:style-name="P43">第二步，在<text:span text:style-name="T65">views中實現這個function；</text:span></text:p>
      <text:p text:style-name="P43">代碼：</text:p>
      <text:p text:style-name="P60"><text:span text:style-name="T66">def</text:span> <text:span text:style-name="T61">updatePathName</text:span>(<text:span text:style-name="T64">request</text:span>,<text:span text:style-name="T64">option</text:span>,<text:span text:style-name="T64">shedId</text:span>,<text:span text:style-name="T64">oldPathName</text:span>,<text:span text:style-name="T64">newPathName</text:span>,<text:span text:style-name="T64">note</text:span>):</text:p>
      <text:p text:style-name="P7">### update pathname</text:p>
      <text:p text:style-name="P6"><text:span text:style-name="T61">print</text:span>(<text:span text:style-name="T62">'updatePathName'</text:span>,<text:span text:style-name="T64">option</text:span>)</text:p>
      <text:p text:style-name="P6"><text:span text:style-name="T67">if</text:span> <text:span text:style-name="T64">option</text:span> == <text:span text:style-name="T62">'updatePathName'</text:span>:</text:p>
      <text:p text:style-name="P6"><text:span text:style-name="T67">if</text:span> <text:span text:style-name="T64">dbManager</text:span>.<text:span text:style-name="T61">updatePathName</text:span>(<text:span text:style-name="T64">shedId</text:span>,<text:span text:style-name="T64">oldPathName</text:span>,<text:span text:style-name="T64">newPathName</text:span>):</text:p>
      <text:p text:style-name="P6"><text:span text:style-name="T67">return</text:span> <text:span text:style-name="T63">JsonResponse</text:span>({<text:span text:style-name="T62">'result'</text:span>:<text:span text:style-name="T62">'success'</text:span>,<text:span text:style-name="T62">'oldpathname'</text:span>: <text:span text:style-name="T64">oldPathName</text:span>,<text:span text:style-name="T62">'newpathname'</text:span>:<text:span text:style-name="T64">newPathName</text:span>})</text:p>
      <text:p text:style-name="P6"><text:span text:style-name="T67">return</text:span> <text:span text:style-name="T63">JsonResponse</text:span>({<text:span text:style-name="T62">'result'</text:span>:<text:span text:style-name="T62">'fail'</text:span>,<text:span text:style-name="T62">'oldpathname'</text:span>: <text:span text:style-name="T64">oldPathName</text:span>,<text:span text:style-name="T62">'newpathname'</text:span>:<text:span text:style-name="T64">newPathName</text:span>})</text:p>
      <text:p text:style-name="P6"><text:span text:style-name="T67">return</text:span> <text:span text:style-name="T63">JsonResponse</text:span>({<text:span text:style-name="T62">'result'</text:span>:<text:span text:style-name="T62">'fail'</text:span>})</text:p>
      <text:p text:style-name="P43">把option作為判斷條件；</text:p>
      <text:p text:style-name="P43"/>
      <text:p text:style-name="P43">第三步：在html中進行請求：</text:p>
      <text:p text:style-name="P43">代碼：</text:p>
      <text:p text:style-name="P60"><text:span text:style-name="T66">function</text:span> <text:span text:style-name="T61">reqListener</text:span>() {</text:p>
      <text:p text:style-name="P6"><text:span text:style-name="T64">console</text:span>.<text:span text:style-name="T61">log</text:span>(<text:span text:style-name="T66">this</text:span>.<text:span text:style-name="T64">responseText</text:span>);</text:p>
      <text:p text:style-name="P6"><text:span text:style-name="T66">var</text:span> <text:span text:style-name="T64">response</text:span> = <text:span text:style-name="T64">JSON</text:span>.<text:span text:style-name="T61">parse</text:span>(<text:span text:style-name="T66">this</text:span>.<text:span text:style-name="T64">responseText</text:span>);</text:p>
      <text:p text:style-name="P7">// console.log(response);</text:p>
      <text:p text:style-name="P6"><text:span text:style-name="T66">var</text:span> <text:span text:style-name="T64">tmp_res</text:span> = <text:span text:style-name="T61">decodeURI</text:span>(<text:span text:style-name="T64">response</text:span>[<text:span text:style-name="T62">'result'</text:span>]);</text:p>
      <text:p text:style-name="P6"><text:span text:style-name="T64">console</text:span>.<text:span text:style-name="T61">log</text:span>(<text:span text:style-name="T64">tmp_res</text:span>);</text:p>
      <text:p text:style-name="P6">}</text:p>
      <text:p text:style-name="P6"/>
      <text:p text:style-name="P8"/>
      <text:p text:style-name="P7">//todo send requests</text:p>
      <text:p text:style-name="P6"><text:span text:style-name="T66">var</text:span> <text:span text:style-name="T64">oReq</text:span> = <text:span text:style-name="T66">new</text:span> <text:span text:style-name="T63">XMLHttpRequest</text:span>();</text:p>
      <text:p text:style-name="P6"><text:span text:style-name="T64">oReq</text:span>.<text:span text:style-name="T61">addEventListener</text:span>(<text:span text:style-name="T62">"load"</text:span>, <text:span text:style-name="T61">reqListener</text:span>);</text:p>
      <text:p text:style-name="P6"><text:span text:style-name="T64">oReq</text:span>.<text:span text:style-name="T61">open</text:span>(<text:span text:style-name="T62">"GET"</text:span>, <text:span text:style-name="T62">'updatePathName'</text:span> + <text:span text:style-name="T62">'/'</text:span> + <text:span text:style-name="T64">shedId</text:span> + <text:span text:style-name="T62">'/'</text:span> + <text:span text:style-name="T64">oldPathName</text:span> + <text:span text:style-name="T62">'/'</text:span> + <text:span text:style-name="T64">newPathName</text:span> + <text:span text:style-name="T62">'/'</text:span> + <text:span text:style-name="T62">'pengzhen'</text:span>);</text:p>
      <text:p text:style-name="P6"><text:span text:style-name="T64">oReq</text:span>.<text:span text:style-name="T61">send</text:span>();</text:p>
      <text:p text:style-name="P43"/>
      <text:p text:style-name="P43">另外，如果要使用post的話，這樣調用：</text:p>
      <text:p text:style-name="P60"><text:span text:style-name="T66">var</text:span> <text:span text:style-name="T64">oReq</text:span> = <text:span text:style-name="T66">new</text:span> <text:span text:style-name="T63">XMLHttpRequest</text:span>();</text:p>
      <text:p text:style-name="P6"><text:soft-page-break/><text:span text:style-name="T64">oReq</text:span>.<text:span text:style-name="T61">addEventListener</text:span>(<text:span text:style-name="T62">"load"</text:span>, <text:span text:style-name="T61">reqListener</text:span>);</text:p>
      <text:p text:style-name="P7">// oReq.open("GET", 'decodePathLine_toPolygon' + '/' + pathname + '/' + str_paths);</text:p>
      <text:p text:style-name="P6"><text:span text:style-name="T64">oReq</text:span>.<text:span text:style-name="T61">open</text:span>(<text:span text:style-name="T62">"post"</text:span>, <text:span text:style-name="T62">'decodePathLine_toPolygon'</text:span> + <text:span text:style-name="T62">'/'</text:span> + <text:span text:style-name="T64">pathname</text:span> + <text:span text:style-name="T62">'/'</text:span> + <text:span text:style-name="T64">pathname</text:span>);</text:p>
      <text:p text:style-name="P7">// const csrftoken = document.querySelector('[name=csrfmiddlewaretoken]').value</text:p>
      <text:p text:style-name="P6"><text:span text:style-name="T64">oReq</text:span>.<text:span text:style-name="T61">setRequestHeader</text:span>(<text:span text:style-name="T62">"X-CSRFToken"</text:span>, <text:span text:style-name="T62">'{{ csrf_token|safe }}'</text:span>);</text:p>
      <text:p text:style-name="P7">// oReq.setRequestHeader("Content-Type", "text/plain;charset=UTF-8"); </text:p>
      <text:p text:style-name="P6"><text:span text:style-name="T64">oReq</text:span>.<text:span text:style-name="T61">send</text:span>(<text:span text:style-name="T64">str_paths</text:span>);</text:p>
      <text:p text:style-name="P43"/>
      <text:p text:style-name="P43"/>
      <text:p text:style-name="P44">2 開發一個做數據分析的網站；</text:p>
      <text:p text:style-name="P44"/>
      <text:p text:style-name="P45">7/6</text:p>
      <text:p text:style-name="P46">1 讀網絡安全：</text:p>
      <text:p text:style-name="P46">Security Level</text:p>
      <text:p text:style-name="P47">(</text:p>
      <text:p text:style-name="P47">想像：安全層級的劃分可能是從硬體到軟體，軟體的話，又有操作系統，到安全軟件；</text:p>
      <text:p text:style-name="P47">也可以從攻擊的強度來看，就像遊戲裡面的防禦力一樣；</text:p>
      <text:p text:style-name="P47">這麼來看，前面那個劃分，就像遊戲裡面的魔法防禦和防禦還有最終傷害減免的感覺；</text:p>
      <text:p text:style-name="P47">)</text:p>
      <text:p text:style-name="P47"><text:a xlink:type="simple" xlink:href="https://en.wikipedia.org/wiki/Security_level" text:style-name="Internet_20_link" text:visited-style-name="Visited_20_Internet_20_Link">https://en.wikipedia.org/wiki/Security_level</text:a></text:p>
      <text:p text:style-name="P47"><text:a xlink:type="simple" xlink:href="https://en.wikipedia.org/wiki/Security_level_management" text:style-name="Internet_20_link" text:visited-style-name="Visited_20_Internet_20_Link">https://en.wikipedia.org/wiki/Security_level_management</text:a></text:p>
      <text:p text:style-name="P54"><text:span text:style-name="T35">Security level management</text:span> (<text:span text:style-name="T35">SLM</text:span>) comprises a quality assurance system for electronic information security.</text:p>
      <text:p text:style-name="P62">The aim of SLM is to display the IT security status transparently across a company at any time, and to make IT security a measurable quantity. Transparency and measurability form the prerequisites for making IT security proactively monitorable, so that it can be improved continuously.</text:p>
      <text:p text:style-name="P47"/>
      <text:p text:style-name="P47">I mentioned in the introduction that military database systems, which can hold information at a number of different levels of classification (Confidential, Secret, Top Secret, ...), have to ensure that data can only be read by a principal whose level is at least as high as the data’s classification. The policies they implement are known as multilevel secure or alternatively as mandatory access control or MAC.</text:p>
      <text:p text:style-name="P48"><text:soft-page-break/>軍隊系統中的機密就是分層的<text:span text:style-name="T70">：不同權限的人可以看到的機密不一樣；</text:span></text:p>
      <text:p text:style-name="P48"/>
      <text:p text:style-name="P47"/>
      <text:p text:style-name="P49">2 從學習到想像：認知是需要想像的；</text:p>
      <text:p text:style-name="P49">這是最近復讀的一篇手冊中的一段話：</text:p>
      <text:p text:style-name="P51">柒、論文閱讀的補充說明 論文閱讀的補充說明 論文閱讀的補充說明 碩士生開始學讀期刊論文時，就容易犯的毛病就是戒除不掉大學部的習慣：（ 就容易犯的毛病就是戒除不掉大學部的習慣：（1）老是想 逐行讀懂，有一行讀不懂就受不了 有一行讀不懂就受不了 有一行讀不懂就受不了。（2）不敢發揮自己的想像 不敢發揮自己的想像 不敢發揮自己的想像，讀論文像在讀教科書 讀論文像在讀教科書 讀論文像在讀教科書，論文 沒寫的就不會， 沒寫的就不會，癱瘓在那裡；被我逼著去自己猜測或想像時 被我逼著去自己猜測或想像時 被我逼著去自己猜測或想像時，老怕弄錯作者的意思 老怕弄錯作者的意思 老怕弄錯作者的意思，神經繃 緊，腦筋根本動不了 腦筋根本動不了 腦筋根本動不了。</text:p>
      <text:p text:style-name="P34">想像是一種創造力<text:span text:style-name="T68">：</text:span></text:p>
      <text:p text:style-name="P76">我想像着等下可以吃燒烤，於是我找個燒烤店；</text:p>
      <text:p text:style-name="P34">我想像着對象開心的樣子<text:span text:style-name="T68">，於是我準備給她唱首歌；</text:span></text:p>
      <text:p text:style-name="P34">想像是一種認知能力<text:span text:style-name="T68">：</text:span></text:p>
      <text:p text:style-name="P34">在學習網絡安全的時候<text:span text:style-name="T68">，我像想着網絡安全是像一把鎖，保護着我們的安全；</text:span></text:p>
      <text:p text:style-name="P34">如果讓我來寫網絡安全的書的話<text:span text:style-name="T68">，我會怎麼寫？</text:span></text:p>
      <text:p text:style-name="P34">想像是一種鏈接神的能力<text:span text:style-name="T68">：</text:span></text:p>
      <text:p text:style-name="P34">當初我學習什麼是神的時候<text:span text:style-name="T68">？由於神是我無法想像的存在，所以我觀察那些相信神，描述神的人，他們眼中神是怎麼樣的？想像着，如果神存在的話，對我來說，神是怎麼樣的存在？後來，我想像着神是存在的，向神禱告；</text:span></text:p>
      <text:p text:style-name="P34">敢於想像美好的事情<text:span text:style-name="T69">：</text:span></text:p>
      <text:p text:style-name="P34">之前禮拜的時候<text:span text:style-name="T69">，志權哥說他的同事要買豪車，說我們也要敢於有這樣的渴望；</text:span></text:p>
      <text:p text:style-name="P35">幾年前，真母親問大家：天國在你心中是什麼樣子？</text:p>
      <text:p text:style-name="P34"/>
      <text:p text:style-name="P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Gotham SSm A" svg:font-family="'Gotham SSm A', 'Gotham Ssm B', Verdana, Geneva, sans-serif"/>
    <style:font-face style:name="Helvetica Neue" svg:font-family="'Helvetica Neue', Helvetica, Verdana, Arial, sans-serif"/>
    <style:font-face style:name="Lato" svg:font-family="Lato, Helvetica, sans-serif"/>
    <style:font-face style:name="Linux Libertine" svg:font-family="'Linux Libertine', Georgia, Times, serif"/>
    <style:font-face style:name="Lohit Devanagari1" svg:font-family="'Lohit Devanagari'"/>
    <style:font-face style:name="arial" svg:font-family="arial, sans-serif"/>
    <style:font-face style:name="inherit" svg:font-family="inherit"/>
    <style:font-face style:name="inter-regular" svg:font-family="inter-regular, system-ui, apple-system, BlinkMacSystemFont, 'Segoe UI', Roboto, 'Helvetica Neue', Helvetica, 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1T11:06:59.367432722</meta:creation-date>
    <dc:date>2022-08-04T10:21:39.151573504</dc:date>
    <meta:editing-duration>P1DT53M50S</meta:editing-duration>
    <meta:editing-cycles>79</meta:editing-cycles>
    <meta:generator>LibreOffice/6.4.7.2$Linux_X86_64 LibreOffice_project/40$Build-2</meta:generator>
    <meta:document-statistic meta:table-count="0" meta:image-count="0" meta:object-count="0" meta:page-count="13" meta:paragraph-count="244" meta:word-count="7266" meta:character-count="16033" meta:non-whitespace-character-count="14735"/>
  </office:meta>
</office:document-meta>
</file>